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8b0c6"/>
    </style:style>
    <style:style style:name="P4" style:family="paragraph" style:parent-style-name="Text_20_body">
      <style:paragraph-properties fo:text-align="justify" style:justify-single-word="false"/>
      <style:text-properties officeooo:paragraph-rsid="0009ef44"/>
    </style:style>
    <style:style style:name="P5" style:family="paragraph" style:parent-style-name="Text_20_body">
      <style:paragraph-properties fo:margin-top="0cm" fo:margin-bottom="0cm" style:contextual-spacing="false" style:line-height-at-least="0cm" fo:text-align="justify" style:justify-single-word="false"/>
      <style:text-properties officeooo:paragraph-rsid="000b88ca"/>
    </style:style>
    <style:style style:name="P6" style:family="paragraph" style:parent-style-name="Text_20_body">
      <style:paragraph-properties fo:text-align="justify" style:justify-single-word="false"/>
      <style:text-properties officeooo:rsid="0009ef44" officeooo:paragraph-rsid="0009ef44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paragraph-rsid="000f6a5c"/>
    </style:style>
    <style:style style:name="P9" style:family="paragraph" style:parent-style-name="Text_20_body">
      <style:paragraph-properties fo:margin-top="0cm" fo:margin-bottom="0cm" style:contextual-spacing="false" style:line-height-at-least="0cm" fo:text-align="justify" style:justify-single-word="false"/>
      <style:text-properties officeooo:paragraph-rsid="000f6a5c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Heading_20_3">
      <style:paragraph-properties fo:text-align="justify" style:justify-single-word="false"/>
      <style:text-properties officeooo:paragraph-rsid="0008b0c6"/>
    </style:style>
    <style:style style:name="P13" style:family="paragraph" style:parent-style-name="Frame_20_contents">
      <style:paragraph-properties fo:margin-top="0cm" fo:margin-bottom="0cm" style:contextual-spacing="false" fo:text-align="justify" style:justify-single-word="false"/>
      <style:text-properties style:font-name="Courier" fo:font-size="10pt" officeooo:rsid="000b88ca" officeooo:paragraph-rsid="000b88ca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officeooo:rsid="0008b0c6" officeooo:paragraph-rsid="0008b0c6"/>
    </style:style>
    <style:style style:name="T1" style:family="text">
      <style:text-properties style:font-name="DejaVu Sans Mono1" fo:font-size="10pt" style:font-size-asian="10pt" style:font-size-complex="10pt"/>
    </style:style>
    <style:style style:name="T2" style:family="text">
      <style:text-properties style:font-name="DejaVu Sans Mono1" fo:font-size="10pt" officeooo:rsid="0008b0c6" style:font-size-asian="10pt" style:font-size-complex="10pt"/>
    </style:style>
    <style:style style:name="T3" style:family="text">
      <style:text-properties style:font-name="DejaVu Sans Mono1" fo:font-size="10pt" officeooo:rsid="000f6a5c" style:font-size-asian="10pt" style:font-size-complex="10pt"/>
    </style:style>
    <style:style style:name="T4" style:family="text">
      <style:text-properties style:font-name="Nimbus Sans L" fo:font-size="14pt" style:font-size-asian="14pt" style:font-size-complex="14pt"/>
    </style:style>
    <style:style style:name="T5" style:family="text">
      <style:text-properties officeooo:rsid="000549e4"/>
    </style:style>
    <style:style style:name="T6" style:family="text">
      <style:text-properties officeooo:rsid="0006eed5"/>
    </style:style>
    <style:style style:name="T7" style:family="text">
      <style:text-properties officeooo:rsid="0008b0c6"/>
    </style:style>
    <style:style style:name="T8" style:family="text">
      <style:text-properties style:font-name="Nimbus Roman No9 L" fo:font-size="12pt" officeooo:rsid="0008b0c6" style:font-size-asian="12pt" style:font-size-complex="12pt"/>
    </style:style>
    <style:style style:name="T9" style:family="text">
      <style:text-properties style:font-name="Nimbus Roman No9 L" fo:font-size="12pt" officeooo:rsid="000b88ca" style:font-size-asian="12pt" style:font-size-complex="12pt"/>
    </style:style>
    <style:style style:name="T10" style:family="text">
      <style:text-properties style:font-name="Courier" fo:font-size="10pt" officeooo:rsid="0009ef44" style:font-size-asian="10pt" style:font-size-complex="10pt"/>
    </style:style>
    <style:style style:name="T11" style:family="text">
      <style:text-properties style:font-name="Courier" fo:font-size="10pt" officeooo:rsid="000b88ca" style:font-size-asian="10pt" style:font-size-complex="10pt"/>
    </style:style>
    <style:style style:name="T12" style:family="text">
      <style:text-properties style:font-name="Courier" fo:font-size="10pt" officeooo:rsid="0008b0c6" style:font-size-asian="10pt" style:font-size-complex="10pt"/>
    </style:style>
    <style:style style:name="T13" style:family="text">
      <style:text-properties style:font-name="Courier" fo:font-size="10pt" officeooo:rsid="000d6e32" style:font-size-asian="10pt" style:font-size-complex="10pt"/>
    </style:style>
    <style:style style:name="T14" style:family="text">
      <style:text-properties fo:color="#ff0000" style:font-name="Courier" fo:font-size="10pt" fo:font-weight="bold" officeooo:rsid="0009ef44" style:font-size-asian="10pt" style:font-weight-asian="bold" style:font-size-complex="10pt" style:font-weight-complex="bold"/>
    </style:style>
    <style:style style:name="T15" style:family="text">
      <style:text-properties fo:color="#ff0000" style:font-name="Courier" fo:font-size="10pt" fo:font-weight="bold" officeooo:rsid="000d6e32" style:font-size-asian="10pt" style:font-weight-asian="bold" style:font-size-complex="10pt" style:font-weight-complex="bold"/>
    </style:style>
    <style:style style:name="T16" style:family="text">
      <style:text-properties fo:color="#ff0000" style:font-name="Courier" fo:font-size="10pt" fo:font-weight="bold" officeooo:rsid="000f6a5c" style:font-size-asian="10pt" style:font-weight-asian="bold" style:font-size-complex="10pt" style:font-weight-complex="bold"/>
    </style:style>
    <style:style style:name="T17" style:family="text">
      <style:text-properties fo:color="#ff0000" style:font-name="Courier" fo:font-size="10pt" fo:font-weight="bold" officeooo:rsid="00115d88" style:font-size-asian="10pt" style:font-weight-asian="bold" style:font-size-complex="10pt" style:font-weight-complex="bold"/>
    </style:style>
    <style:style style:name="T18" style:family="text">
      <style:text-properties officeooo:rsid="000d6e32"/>
    </style:style>
    <style:style style:name="T19" style:family="text">
      <style:text-properties officeooo:rsid="001513c0"/>
    </style:style>
    <style:style style:name="fr1" style:family="graphic" style:parent-style-name="Frame">
      <style:graphic-properties style:vertical-pos="top" style:vertical-rel="paragraph" style:horizontal-pos="center" style:horizontal-rel="paragraph-content"/>
    </style:style>
    <style:style style:name="fr2" style:family="graphic" style:parent-style-name="Frame">
      <style:graphic-properties style:vertical-pos="from-top" style:vertical-rel="paragraph" style:horizontal-pos="center" style:horizontal-rel="paragraph-cont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<text:span text:style-name="T5">#1</text:span><text:span text:style-name="T19">10</text:span> : <text:span text:style-name="T6">function tbx_</text:span><text:span text:style-name="T18">build</text:span><text:span text:style-name="T6">_pal_loader</text:span></text:h>
      <text:p text:style-name="P2"/>
      <text:p text:style-name="P1"/>
      <text:p text:style-name="P1">Version: 1.0</text:p>
      <text:p text:style-name="P1">Author: <text:span text:style-name="T6">Serge Steer</text:span></text:p>
      <text:p text:style-name="P1">Review: </text:p>
      <text:p text:style-name="P1">Commented: </text:p>
      <text:p text:style-name="P1">State: Draft</text:p>
      <text:p text:style-name="P1">Scilab-Version: 5.<text:span text:style-name="T7">5.0</text:span></text:p>
      <text:p text:style-name="P1">Created: 201<text:span text:style-name="T7">3</text:span>-0<text:span text:style-name="T7">8</text:span>-<text:span text:style-name="T7">08</text:span></text:p>
      <text:p text:style-name="P2"/>
      <text:h text:style-name="P11" text:outline-level="3">Abstract</text:h>
      <text:p text:style-name="P14">The part relative to <text:s/>« Add blocks to the Xcos palette » in the xcos_toolbox_skeleton.start file is not consistent with the other parts (there is a quite complex code which requires to define the array of blocks name , instead of a simple call to a load procedure).</text:p>
      <text:p text:style-name="P14">This SEP propose to make the builder procedure create a loader script dedicated to the creation of the palette</text:p>
      <text:p text:style-name="P1"/>
      <text:h text:style-name="P12" text:outline-level="3">Rationale</text:h>
      <text:p text:style-name="P3"><text:span text:style-name="T7">To implement <text:s/>this mechanism, I propose to create a new function in the module manager module named <text:s/></text:span><text:span text:style-name="T12">tbx_</text:span><text:span text:style-name="T13">build</text:span><text:span text:style-name="T12">_pal_loader</text:span><text:span text:style-name="T7"> which takes three input arguments </text:span><text:bookmark-start text:name="__DdeLink__114_565245311"/><text:span text:style-name="T7">s</text:span><text:span text:style-name="T12">cript_path</text:span><text:bookmark-end text:name="__DdeLink__114_565245311"/><text:span text:style-name="T7">, </text:span><text:span text:style-name="T12">palette_name</text:span><text:span text:style-name="T7"> and <text:s/></text:span><text:span text:style-name="T12">interface_function_names</text:span><text:span text:style-name="T7"> and which generates a </text:span><text:span text:style-name="T12">script_path/loader_pal.sce </text:span><text:span text:style-name="T7">file.</text:span></text:p>
      <text:p text:style-name="P6">This function is intended to be called in the buildmacros.sce file</text:p>
      <text:h text:style-name="P11" text:outline-level="3"><text:span text:style-name="Teletype"><text:span text:style-name="T4">Example Usage</text:span></text:span></text:h>
      <text:p text:style-name="P4"><text:span text:style-name="Teletype"><text:span text:style-name="T8">The buildmacros.sce file</text:span></text:span></text:p>
      <text:p text:style-name="P4"><draw:frame draw:style-name="fr1" draw:name="Cadre1" text:anchor-type="char" draw:z-index="0"><draw:text-box fo:min-height="0.499cm" fo:min-width="2cm"><text:p text:style-name="P5"><text:span text:style-name="Teletype"><text:span text:style-name="T10">function buildMacrosAndBlocks()</text:span></text:span></text:p><text:p text:style-name="P5"><text:span text:style-name="Teletype"><text:span text:style-name="T10"><text:s text:c="2"/>script_path = get_absolute_file_path("buildmacros.sce");</text:span></text:span></text:p><text:p text:style-name="P5"><text:span text:style-name="Teletype"><text:span text:style-name="T10"><text:s text:c="2"/>module_path = part(script_path,1:length(script_path)-7)</text:span></text:span></text:p><text:p text:style-name="P5"><text:span text:style-name="Teletype"><text:span text:style-name="T10"><text:s text:c="2"/>tbx_build_macros(NAME, <text:s/>script_path);</text:span></text:span></text:p><text:p text:style-name="P5"><text:span text:style-name="Teletype"><text:span text:style-name="T10"><text:s text:c="2"/>interface_functions = ["PlusInt" "Rot3DInt" "IntegralInt" "AbsInt" ...</text:span></text:span></text:p><text:p text:style-name="P5"><text:span text:style-name="Teletype"><text:span text:style-name="T10"><text:s text:c="20"/>"LocalMaxInt" "DiffInt" "ShapeInt" "PortsInt"];</text:span></text:span></text:p><text:p text:style-name="P5"><text:span text:style-name="Teletype"><text:span text:style-name="T10"><text:s text:c="2"/>tbx_build_blocks(module_path, interface_functions);</text:span></text:span></text:p><text:p text:style-name="P9"><text:span text:style-name="Teletype"><text:span text:style-name="T10"><text:s text:c="2"/></text:span></text:span><text:span text:style-name="Teletype"><text:span text:style-name="T14">tbx_</text:span></text:span><text:span text:style-name="Teletype"><text:span text:style-name="T15">build</text:span></text:span><text:span text:style-name="Teletype"><text:span text:style-name="T14">_pal_loader(TITLE,interface_functions,</text:span></text:span><text:span text:style-name="Teletype"><text:span text:style-name="T16">module_</text:span></text:span><text:span text:style-name="Teletype"><text:span text:style-name="T17">path</text:span></text:span><text:span text:style-name="Teletype"><text:span text:style-name="T14">)</text:span></text:span></text:p><text:p text:style-name="P5"><text:span text:style-name="Teletype"><text:span text:style-name="T10">endfunction</text:span></text:span></text:p><text:p text:style-name="P5"><text:span text:style-name="Teletype"><text:span text:style-name="T10">buildMacrosAndBlocks()</text:span></text:span></text:p><text:p text:style-name="P5"><text:span text:style-name="Teletype"><text:span text:style-name="T10">clear buildMacrosAndBlocks;</text:span></text:span></text:p></draw:text-box></draw:frame></text:p>
      <text:p text:style-name="P5"><text:span text:style-name="Teletype"><text:span text:style-name="T9">The etc/xxxx.start file part relative to the palette loading :</text:span></text:span></text:p>
      <text:p text:style-name="P5"><draw:frame draw:style-name="fr2" draw:name="Cadre2" text:anchor-type="char" svg:y="0.201cm" svg:width="15.58cm" draw:z-index="1"><draw:text-box fo:min-height="1.655cm"><text:p text:style-name="P13">// Add blocks to the Xcos palette</text:p><text:p text:style-name="P13">//==================================================================</text:p><text:p text:style-name="P13"><text:s text:c="2"/>exec(module_path+"macros/loader_pal.sce",-1);</text:p></draw:text-box></draw:frame><text:span text:style-name="Teletype"><text:span text:style-name="T11"/></text:span></text:p>
      <text:p text:style-name="P5"><text:span text:style-name="Teletype"><text:span text:style-name="T11"/></text:span></text:p>
      <text:h text:style-name="P11" text:outline-level="3">Changelog</text:h>
      <text:list xml:id="list122894956959505950" text:style-name="L1">
        <text:list-item>
          <text:list>
            <text:list-item>
              <text:p text:style-name="P7"><text:bookmark-start text:name="__DdeLink__246_572618781"/><text:span text:style-name="T1">– 201</text:span><text:span text:style-name="T2">3</text:span><text:span text:style-name="T1">-0</text:span><text:span text:style-name="T2">8</text:span><text:span text:style-name="T1">-</text:span><text:span text:style-name="T2">08</text:span><text:span text:style-name="T1"> – </text:span><text:span text:style-name="T2">Serge Steer</text:span><text:span text:style-name="T1"> First draft</text:span><text:bookmark-end text:name="__DdeLink__246_572618781"/></text:p>
            </text:list-item>
            <text:list-item>
              <text:p text:style-name="P8"><text:span text:style-name="T1">– 201</text:span><text:span text:style-name="T2">3</text:span><text:span text:style-name="T1">-</text:span><text:span text:style-name="T3">21</text:span><text:span text:style-name="T1">-</text:span><text:span text:style-name="T3">10</text:span><text:span text:style-name="T1"> – </text:span><text:span text:style-name="T3">calling sequence improved to handle mutiple palettes in </text:span><text:soft-page-break/><text:span text:style-name="T3">a <text:s/>single module</text:span></text:p>
            </text:list-item>
          </text:list>
        </text:list-item>
      </text:list>
      <text:h text:style-name="P11" text:outline-level="3">Copyright</text:h>
      <text:p text:style-name="Standard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c82dcdd6efcd48b1d8bba66bfe1989deee49c3</meta:generator>
    <meta:initial-creator>Pierre MARECHAL</meta:initial-creator>
    <meta:creation-date>2008-07-09T13:39:08</meta:creation-date>
    <dc:date>2013-10-21T13:25:40</dc:date>
    <meta:editing-cycles>21</meta:editing-cycles>
    <meta:editing-duration>PT10H9M10S</meta:editing-duration>
    <dc:creator>Serge Steer</dc:creator>
    <meta:document-statistic meta:table-count="0" meta:image-count="0" meta:object-count="0" meta:page-count="2" meta:paragraph-count="36" meta:word-count="213" meta:character-count="1818" meta:non-whitespace-character-count="1596"/>
    <meta:user-defined meta:name="Info 1"/>
    <meta:user-defined meta:name="Info 2"/>
    <meta:user-defined meta:name="Info 3"/>
    <meta:user-defined meta:name="Info 4"/>
  </office:meta>
</office:document-meta>
</file>